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officeooo:rsid="0045509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5" style:family="text">
      <style:text-properties style:text-underline-style="none"/>
    </style:style>
    <style:style style:name="T66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61">meses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6T18:02:09.038213865</dc:date>
    <meta:editing-duration>P1DT1H5M20S</meta:editing-duration>
    <meta:editing-cycles>319</meta:editing-cycles>
    <meta:generator>LibreOffice/4.2.7.2$Linux_X86_64 LibreOffice_project/420m0$Build-2</meta:generator>
    <meta:document-statistic meta:table-count="6" meta:image-count="0" meta:object-count="0" meta:page-count="1" meta:paragraph-count="60" meta:word-count="294" meta:character-count="1749" meta:non-whitespace-character-count="1514"/>
  </office:meta>
</office:document-meta>
</file>